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Utilities.isAnySpac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ities.isBreakableSpac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ities.isAlphabetic( char 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Utilities.isAdjustableSpac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Utilities.isZeroWidthSpace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Utilities.CharUt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ities.classOf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Utilities.isExplicitBreak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Utilities.isFixedWidthSpace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Utilities.isNonBreakableSpace( cha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